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18" table:default-cell-style-name="Default"/>
        <table:table-column table:style-name="co2" table:default-cell-style-name="Default"/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7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5">
            <text:p>0,05</text:p>
          </table:table-cell>
          <table:table-cell office:value-type="float" office:value="0.11">
            <text:p>0,11</text:p>
          </table:table-cell>
          <table:table-cell office:value-type="float" office:value="0.25">
            <text:p>0,25</text:p>
          </table:table-cell>
          <table:table-cell office:value-type="float" office:value="0.47">
            <text:p>0,47</text:p>
          </table:table-cell>
          <table:table-cell office:value-type="float" office:value="0.92">
            <text:p>0,92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>
            <draw:frame table:end-cell-address="Hoja1.T36" table:end-x="1.26cm" table:end-y="0.37cm" draw:z-index="0" draw:name="Merge Sort Vector Desordenado" draw:style-name="gr1" svg:width="20.573cm" svg:height="13.925cm" svg:x="0.88cm" svg:y="0.391cm">
              <draw:object draw:notify-on-update-of-ranges="Hoja1.D2:Hoja1.S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>
            <draw:frame table:end-cell-address="Hoja1.T63" table:end-x="1.59cm" table:end-y="0.265cm" draw:z-index="1" draw:style-name="gr1" svg:width="20.582cm" svg:height="11.175cm" svg:x="0.205cm" svg:y="0.336cm">
              <draw:object draw:notify-on-update-of-ranges="Hoja1.D67:Hoja1.O6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T</text:p>
          </table:table-cell>
          <table:table-cell table:number-columns-repeated="4" office:value-type="float" office:value="0">
            <text:p>0</text:p>
          </table:table-cell>
          <table:table-cell office:value-type="float" office:value="0.03">
            <text:p>0,03</text:p>
          </table:table-cell>
          <table:table-cell office:value-type="float" office:value="0.11">
            <text:p>0,11</text:p>
          </table:table-cell>
          <table:table-cell office:value-type="float" office:value="0.5">
            <text:p>0,5</text:p>
          </table:table-cell>
          <table:table-cell office:value-type="float" office:value="1.9">
            <text:p>1,9</text:p>
          </table:table-cell>
          <table:table-cell office:value-type="float" office:value="7.54">
            <text:p>7,54</text:p>
          </table:table-cell>
          <table:table-cell office:value-type="float" office:value="30.14">
            <text:p>30,14</text:p>
          </table:table-cell>
          <table:table-cell office:value-type="float" office:value="119">
            <text:p>119</text:p>
          </table:table-cell>
          <table:table-cell office:value-type="float" office:value="480">
            <text:p>480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05:24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</meta:initial-creator>
    <meta:creation-date>2012-03-27T04:33:46</meta:creation-date>
    <dc:date>2012-03-27T05:24:08</dc:date>
    <dc:creator>tom </dc:creator>
    <meta:editing-duration>PT00H35M12S</meta:editing-duration>
    <meta:editing-cycles>5</meta:editing-cycles>
    <meta:generator>OpenOffice.org/3.2$Unix OpenOffice.org_project/320m12$Build-9483</meta:generator>
    <meta:document-statistic meta:table-count="3" meta:cell-count="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4cm" svg:height="13.926cm" xlink:href=".." chart:class="chart:scatter" chart:style-name="ch1">
        <chart:title svg:x="7.588cm" svg:y="0.279cm" chart:style-name="ch2">
          <text:p>Merge Sort Vector Random</text:p>
        </chart:title>
        <chart:plot-area chart:style-name="ch3" table:cell-range-address="Hoja1.D2:Hoja1.S2" svg:x="0.621cm" svg:y="1.06cm" svg:width="19.542cm" svg:height="12.511cm">
          <chart:axis chart:dimension="x" chart:name="primary-x" chart:style-name="ch4">
            <chart:title svg:x="9.315cm" svg:y="13.277cm" chart:style-name="ch5">
              <text:p>N ( tamaño vector )</text:p>
            </chart:title>
          </chart:axis>
          <chart:axis chart:dimension="y" chart:name="primary-y" chart:style-name="ch4">
            <chart:title svg:x="0.412cm" svg:y="7.942cm" chart:style-name="ch6">
              <text:p>T(segundos)</text:p>
            </chart:title>
            <chart:grid chart:style-name="ch7" chart:class="major"/>
          </chart:axis>
          <chart:series chart:style-name="ch8" chart:values-cell-range-address="Hoja1.D2:Hoja1.S2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 text:id="">Fila 2</text:p>
              </table:table-cell>
              <table:table-cell office:value-type="float" office:value="0">
                <text:p text:id="Hoja1.D2:Hoja1.S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5">
                <text:p>0.05</text:p>
              </table:table-cell>
              <table:table-cell office:value-type="float" office:value="0.11">
                <text:p>0.11</text:p>
              </table:table-cell>
              <table:table-cell office:value-type="float" office:value="0.25">
                <text:p>0.25</text:p>
              </table:table-cell>
              <table:table-cell office:value-type="float" office:value="0.47">
                <text:p>0.47</text:p>
              </table:table-cell>
              <table:table-cell office:value-type="float" office:value="0.92">
                <text:p>0.92</text:p>
              </table:table-cell>
              <table:table-cell office:value-type="float" office:value="1.9">
                <text:p>1.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83cm" svg:height="11.176cm" xlink:href=".." chart:class="chart:scatter" chart:style-name="ch1">
        <chart:title svg:x="7.301cm" svg:y="0.224cm" chart:style-name="ch2">
          <text:p>Selection Sort Vector Random</text:p>
        </chart:title>
        <chart:plot-area chart:style-name="ch3" table:cell-range-address="Hoja1.D67:Hoja1.O67" svg:x="0.621cm" svg:y="0.95cm" svg:width="19.551cm" svg:height="9.981cm">
          <chart:axis chart:dimension="x" chart:name="primary-x" chart:style-name="ch4">
            <chart:title svg:x="9.914cm" svg:y="10.582cm" chart:style-name="ch5">
              <text:p>N(tamaño)</text:p>
            </chart:title>
          </chart:axis>
          <chart:axis chart:dimension="y" chart:name="primary-y" chart:style-name="ch4">
            <chart:title svg:x="0.412cm" svg:y="6.567cm" chart:style-name="ch6">
              <text:p>T(segundos)</text:p>
            </chart:title>
            <chart:grid chart:style-name="ch7" chart:class="major"/>
          </chart:axis>
          <chart:series chart:style-name="ch8" chart:values-cell-range-address="Hoja1.D67:Hoja1.O67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 text:id="">Fila 67</text:p>
              </table:table-cell>
              <table:table-cell office:value-type="float" office:value="0">
                <text:p text:id="Hoja1.D67:Hoja1.O6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.11">
                <text:p>0.11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7.54">
                <text:p>7.54</text:p>
              </table:table-cell>
              <table:table-cell office:value-type="float" office:value="30.14">
                <text:p>30.14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